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A00000015CE1B8FEB63219543.png" manifest:media-type="image/png"/>
  <manifest:file-entry manifest:full-path="Pictures/10000201000000D20000001617772DAF0FF14DED.png" manifest:media-type="image/png"/>
  <manifest:file-entry manifest:full-path="Pictures/100002010000005200000013FBF8B3208C31B8CC.png" manifest:media-type="image/png"/>
  <manifest:file-entry manifest:full-path="Pictures/1000020100000059000000145CA9D2CFCBE73548.png" manifest:media-type="image/png"/>
  <manifest:file-entry manifest:full-path="Pictures/100002010000000900000011C1A24B725044B546.png" manifest:media-type="image/png"/>
  <manifest:file-entry manifest:full-path="Pictures/100002010000000900000011DF27FC749E70BF99.png" manifest:media-type="image/png"/>
  <manifest:file-entry manifest:full-path="Pictures/100002010000000F00000010DF301CECD2F75720.png" manifest:media-type="image/png"/>
  <manifest:file-entry manifest:full-path="Pictures/1000020100000120000000161F1447E4D51FE8AC.png" manifest:media-type="image/png"/>
  <manifest:file-entry manifest:full-path="Pictures/100002010000000F00000010AE9BE875A24B1C1C.png" manifest:media-type="image/png"/>
  <manifest:file-entry manifest:full-path="Pictures/100002010000001500000010A83F47FC14AF0021.png" manifest:media-type="image/png"/>
  <manifest:file-entry manifest:full-path="Pictures/1000020100000032000000106FD00E40B4211669.png" manifest:media-type="image/png"/>
  <manifest:file-entry manifest:full-path="Pictures/10000201000000090000000EEEC3EFE6D2EF1489.png" manifest:media-type="image/png"/>
  <manifest:file-entry manifest:full-path="Pictures/100002010000004100000016099B2C60D1448A84.png" manifest:media-type="image/png"/>
  <manifest:file-entry manifest:full-path="Pictures/100002010000000B0000001420B4E817AEC6498B.png" manifest:media-type="image/png"/>
  <manifest:file-entry manifest:full-path="Pictures/100002010000023700000015C4604BBC73B0D261.png" manifest:media-type="image/png"/>
  <manifest:file-entry manifest:full-path="Pictures/100002010000003B000000118D597AD22F50555D.png" manifest:media-type="image/png"/>
  <manifest:file-entry manifest:full-path="Pictures/10000201000000800000001824A0FCB8DE66A782.png" manifest:media-type="image/png"/>
  <manifest:file-entry manifest:full-path="Pictures/100002010000003D00000011E0D04213AEFCAA2A.png" manifest:media-type="image/png"/>
  <manifest:file-entry manifest:full-path="Pictures/100002010000000900000011A5B0DAF11033AF5D.png" manifest:media-type="image/png"/>
  <manifest:file-entry manifest:full-path="Pictures/1000020100000088000000168FDAEE9F882F0943.png" manifest:media-type="image/png"/>
  <manifest:file-entry manifest:full-path="Pictures/100002010000001D000000133B78819FB67E2F3D.png" manifest:media-type="image/png"/>
  <manifest:file-entry manifest:full-path="Pictures/100002010000004D000000166A319F4065B576B7.png" manifest:media-type="image/png"/>
  <manifest:file-entry manifest:full-path="Pictures/10000201000000D700000016E3BA5D6F323C1664.png" manifest:media-type="image/png"/>
  <manifest:file-entry manifest:full-path="Pictures/1000020100000009000000117941C00B0213A05D.png" manifest:media-type="image/png"/>
  <manifest:file-entry manifest:full-path="Pictures/100002010000009100000016BDD56E0F6E8A332D.png" manifest:media-type="image/png"/>
  <manifest:file-entry manifest:full-path="Pictures/100002010000003100000014EC01F35C23F3F815.png" manifest:media-type="image/png"/>
  <manifest:file-entry manifest:full-path="Pictures/100002010000005E000000161CFE5C84BB1C11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.2602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orphans="2" fo:widows="2" fo:text-indent="0.2602in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.2602in" style:auto-text-indent="false" fo:padding="0in" fo:border="none"/>
      <style:text-properties style:font-name="Times New Roman" fo:font-size="12pt" officeooo:paragraph-rsid="001c8145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Helvetica" fo:font-size="11.25pt" fo:letter-spacing="normal" fo:font-style="normal" fo:font-weight="normal"/>
    </style:style>
    <style:style style:name="T2" style:family="text">
      <style:text-properties fo:font-variant="normal" fo:text-transform="none" fo:color="#000000" fo:font-size="11.2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loext:padding="0in" loext:border="none"/>
    </style:style>
    <style:style style:name="T5" style:family="text">
      <style:text-properties fo:font-variant="normal" fo:text-transform="none" fo:color="#000000" fo:letter-spacing="0.0102in" fo:font-style="italic" fo:font-weight="normal"/>
    </style:style>
    <style:style style:name="T6" style:family="text">
      <style:text-properties fo:color="#000000" style:font-name="Helvetica" fo:font-size="11.25pt" fo:letter-spacing="0.0102in" fo:font-style="italic" fo:font-weight="normal"/>
    </style:style>
    <style:style style:name="T7" style:family="text">
      <style:text-properties fo:color="#000000" fo:letter-spacing="0.0102in"/>
    </style:style>
    <style:style style:name="T8" style:family="text">
      <style:text-properties fo:color="#000000" fo:letter-spacing="0.0102in" fo:font-style="italic" fo:font-weight="normal"/>
    </style:style>
    <style:style style:name="T9" style:family="text">
      <style:text-properties fo:color="#000000" fo:font-size="11.25pt" fo:letter-spacing="0.0102in" fo:font-style="italic" fo:font-weight="normal"/>
    </style:style>
    <style:style style:name="T10" style:family="text">
      <style:text-properties fo:letter-spacing="0.0102in" fo:font-style="italic"/>
    </style:style>
    <style:style style:name="T11" style:family="text">
      <style:text-properties fo:letter-spacing="0.0102in" fo:font-weight="bold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МП-автомат — это устройство, имеющее блок управления, входную ленту, головку и блок внутренней памяти в виде магазина МП-автомата (или стека).</text:span><text:line-break/><text:tab/><text:span text:style-name="T8">Конфигурацией МП-автомата </text:span><draw:frame draw:style-name="fr1" draw:name="Image1" text:anchor-type="as-char" svg:width="0.2189in" svg:height="0.1665in" draw:z-index="0"><draw:image xlink:href="Pictures/100002010000001500000010A83F47FC14AF0021.png" xlink:type="simple" xlink:show="embed" xlink:actuate="onLoad" loext:mime-type="image/png"/><svg:title>M</svg:title></draw:frame><text:span text:style-name="T7"> </text:span><text:span text:style-name="T8">называют упорядоченную тройку вида </text:span><draw:frame draw:style-name="fr1" draw:name="Image2" text:anchor-type="as-char" svg:width="0.6772in" svg:height="0.2291in" draw:z-index="1"><draw:image xlink:href="Pictures/100002010000004100000016099B2C60D1448A84.png" xlink:type="simple" xlink:show="embed" xlink:actuate="onLoad" loext:mime-type="image/png"/><svg:title>(q,x,\beta)</svg:title></draw:frame><text:span text:style-name="T8">, где </text:span><draw:frame draw:style-name="fr1" draw:name="Image3" text:anchor-type="as-char" svg:width="0.5102in" svg:height="0.2083in" draw:z-index="2"><draw:image xlink:href="Pictures/100002010000003100000014EC01F35C23F3F815.png" xlink:type="simple" xlink:show="embed" xlink:actuate="onLoad" loext:mime-type="image/png"/><svg:title>q\in Q</svg:title></draw:frame><text:span text:style-name="T7"> — </text:span><text:span text:style-name="T8">состояние, </text:span><draw:frame draw:style-name="fr1" draw:name="Image4" text:anchor-type="as-char" svg:width="0.6354in" svg:height="0.1772in" draw:z-index="3"><draw:image xlink:href="Pictures/100002010000003D00000011E0D04213AEFCAA2A.png" xlink:type="simple" xlink:show="embed" xlink:actuate="onLoad" loext:mime-type="image/png"/><svg:title>x\in V^{\ast}</svg:title></draw:frame><text:span text:style-name="T7"> — </text:span><text:span text:style-name="T8">входная цепочка, </text:span><draw:frame draw:style-name="fr1" draw:name="Image5" text:anchor-type="as-char" svg:width="0.1146in" svg:height="0.2083in" draw:z-index="4"><draw:image xlink:href="Pictures/100002010000000B0000001420B4E817AEC6498B.png" xlink:type="simple" xlink:show="embed" xlink:actuate="onLoad" loext:mime-type="image/png"/><svg:title>\beta</svg:title></draw:frame><text:span text:style-name="T7"> — </text:span><text:span text:style-name="T8">магазинная цепочка.<text:tab/></text:span></text:p>
      <text:p text:style-name="P3"><text:span text:style-name="T5">Конфигурацию </text:span><text:span text:style-name="T5"><draw:frame draw:style-name="fr1" draw:name="Image6" text:anchor-type="as-char" svg:width="1.3335in" svg:height="0.25in" draw:z-index="8"><draw:image xlink:href="Pictures/10000201000000800000001824A0FCB8DE66A782.png" xlink:type="simple" xlink:show="embed" xlink:actuate="onLoad" loext:mime-type="image/png"/><svg:title>C'=(r,w,\gamma\alpha)</svg:title></draw:frame></text:span><text:span text:style-name="T5"> называют непосредственно выводимой из конфигурации </text:span><text:span text:style-name="T5"><draw:frame draw:style-name="fr1" draw:name="Image7" text:anchor-type="as-char" svg:width="1.4165in" svg:height="0.2291in" draw:z-index="9"><draw:image xlink:href="Pictures/1000020100000088000000168FDAEE9F882F0943.png" xlink:type="simple" xlink:show="embed" xlink:actuate="onLoad" loext:mime-type="image/png"/><svg:title>C=(q,aw,Z\alpha)</svg:title></draw:frame></text:span><text:span text:style-name="T5">, если в множестве команд МП-автомата есть команда (8.8). Отношение непосредственной выводимости на множестве конфигураций МП-автомата </text:span><text:span text:style-name="T5"><draw:frame draw:style-name="fr1" draw:name="Image8" text:anchor-type="as-char" svg:width="0.2189in" svg:height="0.1665in" draw:z-index="10"><draw:image xlink:href="Pictures/100002010000001500000010A83F47FC14AF0021.png" xlink:type="simple" xlink:show="embed" xlink:actuate="onLoad" loext:mime-type="image/png"/><svg:title>M</svg:title></draw:frame></text:span><text:span text:style-name="T5"> обозначаем </text:span><text:span text:style-name="T5"><draw:frame draw:style-name="fr1" draw:name="Image9" text:anchor-type="as-char" svg:width="0.302in" svg:height="0.198in" draw:z-index="11"><draw:image xlink:href="Pictures/100002010000001D000000133B78819FB67E2F3D.png" xlink:type="simple" xlink:show="embed" xlink:actuate="onLoad" loext:mime-type="image/png"/><svg:title>\vdash_M</svg:title></draw:frame></text:span><text:span text:style-name="T5">, используя запись </text:span><text:span text:style-name="T5"><draw:frame draw:style-name="fr1" draw:name="Image10" text:anchor-type="as-char" svg:width="0.802in" svg:height="0.2291in" draw:z-index="12"><draw:image xlink:href="Pictures/100002010000004D000000166A319F4065B576B7.png" xlink:type="simple" xlink:show="embed" xlink:actuate="onLoad" loext:mime-type="image/png"/><svg:title>C\vdash_{M}C'</svg:title></draw:frame></text:span><text:span text:style-name="T5"> (и опуская, если это не вредит пониманию, обозначение самого МП-автомата).</text:span></text:p>
      <text:p text:style-name="P5"><text:span text:style-name="T3">Итак, непосредственная выводимость </text:span><text:span text:style-name="T4"><draw:frame draw:style-name="fr1" draw:name="Image11" text:anchor-type="as-char" svg:width="2.2398in" svg:height="0.2291in" draw:z-index="17"><draw:image xlink:href="Pictures/10000201000000D700000016E3BA5D6F323C1664.png" xlink:type="simple" xlink:show="embed" xlink:actuate="onLoad" loext:mime-type="image/png"/><svg:title>(q,aw,Z\alpha)\vdash_{M}(r,w,\gamma\alpha)</svg:title></draw:frame></text:span></text:p>
      <text:p text:style-name="P6"><text:span text:style-name="T3">имеет место тогда и только тогда, когда в системе </text:span><text:span text:style-name="T3"><draw:frame draw:style-name="fr1" draw:name="Image12" text:anchor-type="as-char" svg:width="0.0937in" svg:height="0.1772in" draw:z-index="5"><draw:image xlink:href="Pictures/100002010000000900000011A5B0DAF11033AF5D.png" xlink:type="simple" xlink:show="embed" xlink:actuate="onLoad" loext:mime-type="image/png"/><svg:title>\delta</svg:title></draw:frame></text:span><text:span text:style-name="T3"> команд МП-автомата </text:span><text:span text:style-name="T3"><draw:frame draw:style-name="fr1" draw:name="Image13" text:anchor-type="as-char" svg:width="0.2189in" svg:height="0.1665in" draw:z-index="6"><draw:image xlink:href="Pictures/100002010000001500000010A83F47FC14AF0021.png" xlink:type="simple" xlink:show="embed" xlink:actuate="onLoad" loext:mime-type="image/png"/><svg:title>M</svg:title></draw:frame></text:span><text:span text:style-name="T3"> есть команда (8.8), которую в этом случае называют применимой к конфигурации </text:span><text:span text:style-name="T3"><draw:frame draw:style-name="fr1" draw:name="Image14" text:anchor-type="as-char" svg:width="0.9791in" svg:height="0.2291in" draw:z-index="7"><draw:image xlink:href="Pictures/100002010000005E000000161CFE5C84BB1C11AD.png" xlink:type="simple" xlink:show="embed" xlink:actuate="onLoad" loext:mime-type="image/png"/><svg:title>(q,aw,Z\alpha)</svg:title></draw:frame></text:span><text:span text:style-name="T3">.</text:span><text:line-break/><text:span text:style-name="T8">Язык, доспукаемый МП-автоматом, - множество всех слов, допускаемых этим МП-автоматом. Язык, распознаваемый МП-автоматом M, обозначается L(M).</text:span></text:p>
      <text:p text:style-name="P6"><text:span text:style-name="T5">Для исходной КС-грамматики </text:span><text:span text:style-name="T5"><draw:frame draw:style-name="fr1" draw:name="Image15" text:anchor-type="as-char" svg:width="1.5102in" svg:height="0.2291in" draw:z-index="18"><draw:image xlink:href="Pictures/100002010000009100000016BDD56E0F6E8A332D.png" xlink:type="simple" xlink:show="embed" xlink:actuate="onLoad" loext:mime-type="image/png"/><svg:title>G=(V,N,S,P)</svg:title></draw:frame></text:span><text:span text:style-name="T5"> определим МП-автомат </text:span><text:span text:style-name="T5"><draw:frame draw:style-name="fr1" draw:name="Image16" text:anchor-type="as-char" svg:width="3in" svg:height="0.2291in" draw:z-index="19"><draw:image xlink:href="Pictures/1000020100000120000000161F1447E4D51FE8AC.png" xlink:type="simple" xlink:show="embed" xlink:actuate="onLoad" loext:mime-type="image/png"/><svg:title>M_G=(\{q\},V,V\cup N,q,\{q\},S,\delta)</svg:title></draw:frame></text:span><text:span text:style-name="T5"> (с единственным состоянием </text:span><text:span text:style-name="T5"><draw:frame draw:style-name="fr1" draw:name="Image17" text:anchor-type="as-char" svg:width="0.0937in" svg:height="0.1457in" draw:z-index="20"><draw:image xlink:href="Pictures/10000201000000090000000EEEC3EFE6D2EF1489.png" xlink:type="simple" xlink:show="embed" xlink:actuate="onLoad" loext:mime-type="image/png"/><svg:title>q</svg:title></draw:frame></text:span><text:span text:style-name="T5">), система команд </text:span><text:span text:style-name="T5"><draw:frame draw:style-name="fr1" draw:name="Image18" text:anchor-type="as-char" svg:width="0.0937in" svg:height="0.1772in" draw:z-index="21"><draw:image xlink:href="Pictures/1000020100000009000000117941C00B0213A05D.png" xlink:type="simple" xlink:show="embed" xlink:actuate="onLoad" loext:mime-type="image/png"/><svg:title>\delta</svg:title></draw:frame></text:span><text:span text:style-name="T5"> которого строится следующим образом: для каждого правила </text:span><text:span text:style-name="T5"><draw:frame draw:style-name="fr1" draw:name="Image19" text:anchor-type="as-char" svg:width="0.6146in" svg:height="0.1772in" draw:z-index="22"><draw:image xlink:href="Pictures/100002010000003B000000118D597AD22F50555D.png" xlink:type="simple" xlink:show="embed" xlink:actuate="onLoad" loext:mime-type="image/png"/><svg:title>A\to\alpha</svg:title></draw:frame></text:span><text:span text:style-name="T5">, принадлежащего </text:span><text:span text:style-name="T5"><draw:frame draw:style-name="fr1" draw:name="Image20" text:anchor-type="as-char" svg:width="0.1563in" svg:height="0.1665in" draw:z-index="23"><draw:image xlink:href="Pictures/100002010000000F00000010DF301CECD2F75720.png" xlink:type="simple" xlink:show="embed" xlink:actuate="onLoad" loext:mime-type="image/png"/><svg:title>P</svg:title></draw:frame></text:span><text:span text:style-name="T5">, в </text:span><text:span text:style-name="T5"><draw:frame draw:style-name="fr1" draw:name="Image21" text:anchor-type="as-char" svg:width="0.0937in" svg:height="0.1772in" draw:z-index="24"><draw:image xlink:href="Pictures/100002010000000900000011C1A24B725044B546.png" xlink:type="simple" xlink:show="embed" xlink:actuate="onLoad" loext:mime-type="image/png"/><svg:title>\delta</svg:title></draw:frame></text:span><text:span text:style-name="T5"> записывается команда </text:span><text:span text:style-name="T5"><draw:frame draw:style-name="fr1" draw:name="Image22" text:anchor-type="as-char" svg:width="0.9272in" svg:height="0.2083in" draw:z-index="25"><draw:image xlink:href="Pictures/1000020100000059000000145CA9D2CFCBE73548.png" xlink:type="simple" xlink:show="embed" xlink:actuate="onLoad" loext:mime-type="image/png"/><svg:title>q\lambda A\to q\alpha</svg:title></draw:frame></text:span><text:span text:style-name="T5"> и для каждого </text:span><text:span text:style-name="T5"><draw:frame draw:style-name="fr1" draw:name="Image23" text:anchor-type="as-char" svg:width="0.5209in" svg:height="0.1665in" draw:z-index="26"><draw:image xlink:href="Pictures/1000020100000032000000106FD00E40B4211669.png" xlink:type="simple" xlink:show="embed" xlink:actuate="onLoad" loext:mime-type="image/png"/><svg:title>a\in V</svg:title></draw:frame></text:span><text:span text:style-name="T5"> — команда </text:span><text:span text:style-name="T5"><draw:frame draw:style-name="fr1" draw:name="Image24" text:anchor-type="as-char" svg:width="0.8543in" svg:height="0.198in" draw:z-index="27"><draw:image xlink:href="Pictures/100002010000005200000013FBF8B3208C31B8CC.png" xlink:type="simple" xlink:show="embed" xlink:actuate="onLoad" loext:mime-type="image/png"/><svg:title>qaa\to q\lambda</svg:title></draw:frame></text:span><text:span text:style-name="T5">. Никаких других команд в системе команд </text:span><text:span text:style-name="T5"><draw:frame draw:style-name="fr1" draw:name="Image25" text:anchor-type="as-char" svg:width="0.0937in" svg:height="0.1772in" draw:z-index="28"><draw:image xlink:href="Pictures/100002010000000900000011DF27FC749E70BF99.png" xlink:type="simple" xlink:show="embed" xlink:actuate="onLoad" loext:mime-type="image/png"/><svg:title>\delta</svg:title></draw:frame></text:span><text:span text:style-name="T5"> нет.</text:span></text:p>
      <text:p text:style-name="P2"/>
      <text:p text:style-name="P4"><text:span text:style-name="T11">Пример 8.16.</text:span> Пусть дана грамматика <draw:frame draw:style-name="fr1" draw:name="Image26" text:anchor-type="as-char" svg:width="2.1874in" svg:height="0.2291in" draw:z-index="13"><draw:image xlink:href="Pictures/10000201000000D20000001617772DAF0FF14DED.png" xlink:type="simple" xlink:show="embed" xlink:actuate="onLoad" loext:mime-type="image/png"/><svg:title>G=(\{a,b,c\},\{S\},S,P)</svg:title></draw:frame>, множество правил вывода <draw:frame draw:style-name="fr1" draw:name="Image27" text:anchor-type="as-char" svg:width="0.1563in" svg:height="0.1665in" draw:z-index="14"><draw:image xlink:href="Pictures/100002010000000F00000010AE9BE875A24B1C1C.png" xlink:type="simple" xlink:show="embed" xlink:actuate="onLoad" loext:mime-type="image/png"/><svg:title>P</svg:title></draw:frame> которой есть <draw:frame draw:style-name="fr1" draw:name="Image28" text:anchor-type="as-char" svg:width="1.6043in" svg:height="0.2189in" draw:z-index="15"><draw:image xlink:href="Pictures/100002010000009A00000015CE1B8FEB63219543.png" xlink:type="simple" xlink:show="embed" xlink:actuate="onLoad" loext:mime-type="image/png"/><svg:title>S\to aSbS\mid aS\mid c</svg:title></draw:frame>.</text:p>
      <text:p text:style-name="P2"/>
      <text:p text:style-name="P4">Тогда эквивалентный ей МП-автомат задается следующей системой команд:</text:p>
      <text:p text:style-name="P7"/>
      <text:p text:style-name="P8"><text:span text:style-name="T4"><draw:frame draw:style-name="fr1" draw:name="Image29" text:anchor-type="as-char" svg:width="5.9063in" svg:height="0.2189in" draw:z-index="16"><draw:image xlink:href="Pictures/100002010000023700000015C4604BBC73B0D261.png" xlink:type="simple" xlink:show="embed" xlink:actuate="onLoad" loext:mime-type="image/png"/><svg:title>q\lambda S\to qaSbS\mid qaS\mid qc,\qquad qaa\to q\lambda,\qquad qbb\to q\lambda,\qquad qcc\to q\lambda</svg:title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8:38:42.716742301</meta:creation-date>
    <dc:date>2022-03-28T08:47:12.108671679</dc:date>
    <meta:editing-duration>PT7M53S</meta:editing-duration>
    <meta:editing-cycles>4</meta:editing-cycles>
    <meta:generator>LibreOffice/6.4.7.2$Linux_X86_64 LibreOffice_project/40$Build-2</meta:generator>
    <meta:document-statistic meta:table-count="0" meta:image-count="29" meta:object-count="0" meta:page-count="1" meta:paragraph-count="8" meta:word-count="166" meta:character-count="1314" meta:non-whitespace-character-count="1130"/>
  </office:meta>
</office:document-meta>
</file>